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office:automatic-styles>
  <office:body>
    <office:text text:use-soft-page-breaks="true">
      <text:p text:style-name="P1">TEAM 126006</text:p>
      <text:p text:style-name="Normal">Link to the google drive:<text:s/></text:p>
      <text:p text:style-name="Normal"><text:a xlink:href="https://drive.google.com/file/d/1_0KJxORvPx00kYvX0dDBhsad8CgHOFEM/view?usp=sharing" office:target-frame-name="_top" xlink:show="replace"><text:span text:style-name="Hyperlink">https://drive.google.com/file/d/1_0KJxORvPx00kYvX0dDBhsad8CgHOFEM/view?usp=sharing</text:span></text:a></text:p>
      <text:p text:style-name="Normal"/>
      <text:p text:style-name="Normal">My Project details:</text:p>
      <text:p text:style-name="Normal">This website is free to use and is open for all but to avail all the facilities as user needs to sign up on our website which is free of cost. The user after signing up shall receive a mail of confirmation and then they can get access to our knowledge base where they can easily search for questions and if the solution is not stated on our website then they can go to the community and ask. The community shall be there on our website only and the user can easily ask and post questions. The clause here is that after a user has submitted a question, the question shall await moderation, i.e. to check whether the post is relevant and has followed the general ethics of our site, we will check the question posed is correct and appropriate and if it is, then it shall be published to the community and any user with an account can easily reply back. The person can ask a question related to any topic, may it be any language, sciences, general knowledge or related to technology and much more can be easily asked.</text:p>
      <text:p text:style-name="Normal">Our product, class’o’media is different as it aims to be a large community of people across the globe and they can have full access all the content on a website after they have signed up. At no point, this product shall be asking for a membership or something in the same context. Basically all users can ask and answer to all the questions and the basic theme and the main idea is that everyone should share and gain knowledge. Many other sites that serve the same purpose are basically freemium sites. Many such companies charge money to access the website or the community and especially where the knowledge base is provided the page is always restricted on the basis of a paid or a free account. But we are providing a totally free service that is intended and meant to gain and distribute knowledge. We neither have a concept of freemium nor we have a concept of premium but we give access to all users to every page and every community or knowledge base on our platform for no cost. To keep a proper track and to respect the ethics and morals and the privacy of the users it is necessary to create an account so that any unprecedented activity can be traced and action can be taken.</text:p>
      <text:p text:style-name="Normal">Our product, class’o’media is special because of the following reasons:</text:p>
      <text:list text:style-name="LFO1" text:continue-numbering="true">
        <text:list-item>
          <text:p text:style-name="P2">It is a free community site<text:s/></text:p>
        </text:list-item>
        <text:list-item>
          <text:p text:style-name="P3">All the services are free to use and access</text:p>
        </text:list-item>
        <text:list-item>
          <text:p text:style-name="P4">We provide a high-quality newsletter service for the people to be updated with our community and other new releases<text:s/></text:p>
        </text:list-item>
        <text:list-item>
          <text:p text:style-name="P5">Our website is open for all and any public visitor can have a window visit, i.e. even a user without an account can see the questions posed the solution stated in our knowledge base and community.<text:s/></text:p>
        </text:list-item>
        <text:list-item>
          <text:p text:style-name="P6">Our knowledgebase will have questions and solutions stated to them.</text:p>
        </text:list-item>
        <text:list-item>
          <text:p text:style-name="P7">Creating an account is always free</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vertical-align="baseline" fo:line-height="106%" fo:margin-left="0.5in">
        <style:tab-stops/>
      </style:paragraph-properties>
      <style:text-properties style:font-name="Calibri" style:font-name-asian="Calibri"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4in" style:print-orientation="portrait" fo:margin-top="1in" fo:margin-left="1.5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shish Gupta</meta:initial-creator>
    <dc:creator>Ashish Gupta</dc:creator>
    <meta:creation-date>2020-08-24T10:20:00Z</meta:creation-date>
    <dc:date>2020-08-24T10:23:00Z</dc:date>
    <meta:template xlink:href="Normal" xlink:type="simple"/>
    <meta:editing-cycles>1</meta:editing-cycles>
    <meta:editing-duration>PT180S</meta:editing-duration>
    <meta:document-statistic meta:page-count="1" meta:paragraph-count="6" meta:word-count="449" meta:character-count="3005" meta:row-count="21" meta:non-whitespace-character-count="2562"/>
  </office:meta>
</office:document-meta>
</file>